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“Hee hee hee!!! You knuckleheads are dumber
than I fought you'd be!”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“Who woulda funk we'd catch you in a rubbish
trap loike this?!!”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as to how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